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1242"/>
    </style:style>
    <style:style style:name="P2" style:family="paragraph" style:parent-style-name="Text_20_body">
      <style:text-properties fo:font-variant="normal" fo:text-transform="none" fo:color="#24292e" style:font-name="ui-monospace" fo:font-size="9pt" fo:letter-spacing="normal" fo:font-style="normal" fo:font-weight="normal" officeooo:rsid="00021242" officeooo:paragraph-rsid="00021242"/>
    </style:style>
    <style:style style:name="P3" style:family="paragraph" style:parent-style-name="Text_20_body">
      <style:text-properties fo:font-variant="normal" fo:text-transform="none" fo:color="#24292e" style:font-name="ui-monospace" fo:font-size="9pt" fo:letter-spacing="normal" fo:font-style="normal" fo:font-weight="normal" officeooo:rsid="000300f1" officeooo:paragraph-rsid="000300f1"/>
    </style:style>
    <style:style style:name="P4" style:family="paragraph" style:parent-style-name="Text_20_body">
      <style:text-properties fo:font-variant="normal" fo:text-transform="none" fo:color="#24292e" style:font-name="ui-monospace" fo:font-size="9pt" fo:letter-spacing="normal" fo:font-style="normal" fo:font-weight="normal" officeooo:rsid="00031144" officeooo:paragraph-rsid="00031144"/>
    </style:style>
    <style:style style:name="P5" style:family="paragraph" style:parent-style-name="Text_20_body">
      <style:text-properties fo:font-variant="normal" fo:text-transform="none" fo:color="#24292e" style:font-name="ui-monospace" fo:font-size="9pt" fo:letter-spacing="normal" fo:font-style="normal" fo:font-weight="normal" officeooo:rsid="0004def8" officeooo:paragraph-rsid="0004def8"/>
    </style:style>
    <style:style style:name="P6" style:family="paragraph" style:parent-style-name="Text_20_body">
      <style:text-properties fo:font-variant="normal" fo:text-transform="none" fo:color="#24292e" style:font-name="ui-monospace" fo:font-size="9pt" fo:letter-spacing="normal" fo:font-style="normal" fo:font-weight="normal" officeooo:rsid="000550db" officeooo:paragraph-rsid="000550db"/>
    </style:style>
    <style:style style:name="P7" style:family="paragraph" style:parent-style-name="Text_20_body">
      <style:text-properties style:font-name="ui-monospace" fo:font-size="9pt" officeooo:paragraph-rsid="00021242"/>
    </style:style>
    <style:style style:name="P8" style:family="paragraph" style:parent-style-name="Text_20_body">
      <style:text-properties style:font-name="ui-monospace" fo:font-size="9pt" officeooo:rsid="00021242" officeooo:paragraph-rsid="00021242"/>
    </style:style>
    <style:style style:name="P9" style:family="paragraph" style:parent-style-name="Standard">
      <style:text-properties style:font-name="ui-monospace" fo:font-size="9pt" officeooo:rsid="00021242" officeooo:paragraph-rsid="00021242"/>
    </style:style>
    <style:style style:name="T1" style:family="text">
      <style:text-properties officeooo:rsid="00021242"/>
    </style:style>
    <style:style style:name="T2" style:family="text">
      <style:text-properties style:font-name="ui-monospace" fo:font-size="9pt"/>
    </style:style>
    <style:style style:name="T3" style:family="text">
      <style:text-properties officeooo:rsid="000567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se sakila;</text:p>
      <text:p text:style-name="P9"/>
      <text:p text:style-name="P9">-- Query 1 --</text:p>
      <text:p text:style-name="P9">-- 1. Find out the number of documentaries with deleted scenes. --</text:p>
      <text:p text:style-name="P9">SELECT count(distinct title) FROM film WHERE special_features like '%Deleted Scenes%' AND film.film_id </text:p>
      <text:p text:style-name="P9">IN(SELECT fc.film_id FROM category c inner join film_category fc <text:s/>on c.category_id=fc.category_id and c.name='Documentary' );</text:p>
      <text:p text:style-name="P9"/>
      <text:p text:style-name="P9"/>
      <text:p text:style-name="P9">-- Query 2 --</text:p>
      <text:p text:style-name="P9">-- 2. Find out the number of sci-fi movies rented by the store managed by Jon Stephens. --</text:p>
      <text:p text:style-name="P9"><text:s/>select count(*) from category c inner join film_category fc on c.category_id = fc.category_id and c.name='Sci-fi' </text:p>
      <text:p text:style-name="P9"><text:s/>inner join inventory i on fc.film_id=i.film_id</text:p>
      <text:p text:style-name="P9"><text:s/>inner join rental r on i.inventory_id=r.inventory_id</text:p>
      <text:p text:style-name="P9"><text:s/>inner join staff s on r.staff_id=s.staff_id AND s.first_name='Jon' AND s.last_name='Stephens';</text:p>
      <text:p text:style-name="P9"/>
      <text:p text:style-name="P9">-- Query 3 --</text:p>
      <text:p text:style-name="P9">-- 3. Find out the total sales from Animation movies. --</text:p>
      <text:p text:style-name="P9">select sum(p.amount) from payment p where p.customer_id in </text:p>
      <text:p text:style-name="P9">(select r.customer_id from category ca inner join film_category fc on ca.category_id=fc.category_id and ca.name='Animation' </text:p>
      <text:p text:style-name="P9">inner join inventory i on fc.film_id = i.film_id </text:p>
      <text:p text:style-name="P9">inner join rental r on i.inventory_id=r.inventory_id);</text:p>
      <text:p text:style-name="P9"/>
      <text:p text:style-name="P9">-- Query 4 --</text:p>
      <text:p text:style-name="P9">-- 4. Find out the top 3 rented category of movies by “PATRICIA JOHNSON”. --</text:p>
      <text:p text:style-name="P9">select fl.category from film_list fl inner join inventory i on fl.FID=i.film_id </text:p>
      <text:p text:style-name="P9">inner join rental r on i.inventory_id = r.inventory_id </text:p>
      <text:p text:style-name="P9">inner join customer_list cl on cl.ID = r.customer_id and cl.name='PATRICIA JOHNSON'</text:p>
      <text:p text:style-name="P9">GROUP BY fl.category ORDER BY count(fl.category) desc, fl.category limit 3;</text:p>
      <text:p text:style-name="P9"/>
      <text:p text:style-name="P9">-- Query 5 --</text:p>
      <text:p text:style-name="P9">-- 5. Find out the number of R rated movies rented by “SUSAN WILSON”. --</text:p>
      <text:p text:style-name="P9">select count(*) from rental r inner join customer c on r.customer_id = c.customer_id and c.first_name='SUSAN' and c.last_name='WILSON'</text:p>
      <text:p text:style-name="P9">inner join inventory i on r.inventory_id=i.inventory_id </text:p>
      <text:p text:style-name="P9">inner join film f on f.film_id = i.film_id and f.rating='R';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15:39:08.204500852</meta:creation-date>
    <dc:date>2021-07-16T17:09:56.943479300</dc:date>
    <meta:editing-duration>PT5H39M1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264" meta:character-count="1803" meta:non-whitespace-character-count="1554"/>
  </office:meta>
</office:document-meta>
</file>